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O MIZARE, FELIX ERNES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5738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RANCO MIZARE, FELIX ERNE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5738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8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LMACEN </text:p>
          </table:table-cell>
          <table:table-cell table:style-name="Tabla1.E3" table:number-rows-spanned="3" office:value-type="string">
            <text:p text:style-name="P19">2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97184206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LICIA CRU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3:22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